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Βασικό" style:master-page-name="MP0" style:family="paragraph">
      <style:paragraph-properties fo:break-before="page" fo:text-align="center"/>
      <style:text-properties style:font-name="Times New Roman" fo:font-size="16pt" style:font-size-asian="16pt" style:font-size-complex="16pt" fo:language="en" fo:country="US"/>
    </style:style>
    <style:style style:name="P2" style:parent-style-name="Βασικό" style:family="paragraph">
      <style:paragraph-properties fo:text-align="center"/>
      <style:text-properties style:font-name="Times New Roman" fo:font-size="16pt" style:font-size-asian="16pt" style:font-size-complex="16pt" fo:language="en" fo:country="US"/>
    </style:style>
    <style:style style:name="P3" style:parent-style-name="Βασικό" style:family="paragraph">
      <style:paragraph-properties fo:text-align="center"/>
      <style:text-properties style:font-name="Times New Roman" fo:font-size="16pt" style:font-size-asian="16pt" style:font-size-complex="16pt" fo:language="en" fo:country="US"/>
    </style:style>
    <style:style style:name="P4" style:parent-style-name="Βασικό" style:family="paragraph">
      <style:paragraph-properties fo:text-align="center"/>
      <style:text-properties style:font-name="Times New Roman" fo:font-size="16pt" style:font-size-asian="16pt" style:font-size-complex="16pt" fo:language="en" fo:country="US"/>
    </style:style>
    <style:style style:name="P5" style:parent-style-name="Βασικό" style:family="paragraph">
      <style:paragraph-properties fo:text-align="center"/>
      <style:text-properties style:font-name="Times New Roman" fo:font-size="16pt" style:font-size-asian="16pt" style:font-size-complex="16pt" fo:language="en" fo:country="US"/>
    </style:style>
    <style:style style:name="P6" style:parent-style-name="Βασικό" style:family="paragraph">
      <style:paragraph-properties fo:text-align="center"/>
      <style:text-properties style:font-name="Times New Roman" fo:font-size="16pt" style:font-size-asian="16pt" style:font-size-complex="16pt" fo:language="en" fo:country="US"/>
    </style:style>
    <style:style style:name="P7" style:parent-style-name="Βασικό" style:family="paragraph">
      <style:paragraph-properties fo:text-align="center"/>
      <style:text-properties style:font-name="Times New Roman" fo:font-size="16pt" style:font-size-asian="16pt" style:font-size-complex="16pt" fo:language="en" fo:country="US"/>
    </style:style>
    <style:style style:name="P8" style:parent-style-name="Βασικό" style:family="paragraph">
      <style:paragraph-properties fo:text-align="center"/>
      <style:text-properties style:font-name="Times New Roman" fo:font-size="16pt" style:font-size-asian="16pt" style:font-size-complex="16pt" fo:language="en" fo:country="US"/>
    </style:style>
    <style:style style:name="P9" style:parent-style-name="Βασικό" style:family="paragraph">
      <style:paragraph-properties fo:text-align="center"/>
      <style:text-properties style:font-name="Times New Roman" fo:font-size="16pt" style:font-size-asian="16pt" style:font-size-complex="16pt" fo:language="en" fo:country="US"/>
    </style:style>
    <style:style style:name="P10" style:parent-style-name="Βασικό" style:family="paragraph">
      <style:paragraph-properties fo:text-align="center"/>
      <style:text-properties style:font-name="Times New Roman" fo:font-size="26pt" style:font-size-asian="26pt" style:font-size-complex="26pt" fo:language="en" fo:country="US"/>
    </style:style>
    <style:style style:name="P11" style:parent-style-name="Βασικό" style:family="paragraph">
      <style:paragraph-properties fo:text-align="center"/>
      <style:text-properties style:font-name="Times New Roman" fo:font-style="italic" style:font-style-asian="italic" fo:font-size="26pt" style:font-size-asian="26pt" style:font-size-complex="26pt" fo:language="en" fo:country="US"/>
    </style:style>
    <style:style style:name="P12" style:parent-style-name="Βασικό" style:family="paragraph">
      <style:text-properties style:font-name="Times New Roman" fo:font-style="italic" style:font-style-asian="italic" style:font-style-complex="italic" fo:font-size="10pt" style:font-size-asian="10pt" style:font-size-complex="10pt" fo:language="en" fo:country="US"/>
    </style:style>
    <style:style style:name="P13" style:parent-style-name="Βασικό" style:family="paragraph">
      <style:text-properties style:font-name="Times New Roman" fo:font-style="italic" style:font-style-asian="italic" style:font-style-complex="italic" fo:font-size="10pt" style:font-size-asian="10pt" style:font-size-complex="10pt" fo:language="en" fo:country="US"/>
    </style:style>
    <style:style style:name="T14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T15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T16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P17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18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19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20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21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22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23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24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25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26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27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28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P29" style:parent-style-name="Βασικό" style:family="paragraph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T3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1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3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3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3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9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T4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4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42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T4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4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4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4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4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4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4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5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5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5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5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5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5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56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5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58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5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60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6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62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6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6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6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66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6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6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6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70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7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7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7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7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7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7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7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7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7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8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8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8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8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8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8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86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8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8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8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90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9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92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9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94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T9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96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 fo:language="en" fo:country="US"/>
    </style:style>
    <style:style style:name="T97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T9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9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0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0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0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0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0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0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0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0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0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0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1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1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1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1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1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1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1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1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1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1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20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121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22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12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2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2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2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2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2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2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3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3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32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3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3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35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13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3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3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3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4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4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4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4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4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4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4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4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4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49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5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51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5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5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54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5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5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57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5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5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60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6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62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6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64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6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66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6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6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6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7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7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7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7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7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7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7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7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7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7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8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8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82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8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8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85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8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87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8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89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9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9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9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9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19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95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19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197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198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19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0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0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02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0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0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0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0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0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0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0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10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1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1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13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21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1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1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1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1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1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2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2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22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2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2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2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26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2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2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2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3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3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3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3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3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3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3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3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3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3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4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4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4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4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4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4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4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4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4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4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5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5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5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5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5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5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56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5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5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5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6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6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6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6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6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65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6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6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6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69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27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7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7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7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7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7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7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7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7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7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80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281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282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28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8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8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86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8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8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89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290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29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9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93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9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9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9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9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29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29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0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0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0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0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0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0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06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0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08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0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1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1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1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1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1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1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1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1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1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1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2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2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2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2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2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2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2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2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2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2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3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3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32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333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334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33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3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3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3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39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 fo:language="en" fo:country="US"/>
    </style:style>
    <style:style style:name="T34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4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42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4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4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4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4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47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4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4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5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51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5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5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5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5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56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5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5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59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6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6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6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6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6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6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6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6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6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6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7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7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7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7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74" style:parent-style-name="Προεπιλεγμένηγραμματοσειρά" style:family="text">
      <style:text-properties style:font-name="Times New Roman" fo:font-size="9pt" style:font-size-asian="9pt" style:font-size-complex="9pt" fo:language="en" fo:country="US"/>
    </style:style>
    <style:style style:name="T37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7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7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7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7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80" style:parent-style-name="Προεπιλεγμένηγραμματοσειρά" style:family="text">
      <style:text-properties style:font-name="Times New Roman" fo:font-weight="bold" style:font-weight-asian="bold" style:font-weight-complex="bold" fo:font-size="9pt" style:font-size-asian="9pt" style:font-size-complex="9pt"/>
    </style:style>
    <style:style style:name="T38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8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83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T384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8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8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87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T38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8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9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9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92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93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94" style:parent-style-name="Προεπιλεγμένηγραμματοσειρά" style:family="text">
      <style:text-properties style:font-name="Times New Roman" fo:font-style="italic" style:font-style-asian="italic" style:font-style-complex="italic" fo:font-size="9pt" style:font-size-asian="9pt" style:font-size-complex="9pt"/>
    </style:style>
    <style:style style:name="T395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96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97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98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399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400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401" style:parent-style-name="Προεπιλεγμένηγραμματοσειρά" style:family="text">
      <style:text-properties style:font-name="Times New Roman" fo:font-size="9pt" style:font-size-asian="9pt" style:font-size-complex="9pt"/>
    </style:style>
    <style:style style:name="T402" style:parent-style-name="Προεπιλεγμένηγραμματοσειρά" style:family="text">
      <style:text-properties style:font-name="Times New Roman" fo:font-size="9pt" style:font-size-asian="9pt" style:font-size-complex="9pt" fo:background-color="#C0C0C0"/>
    </style:style>
    <style:style style:name="T403" style:parent-style-name="Προεπιλεγμένηγραμματοσειρά" style:family="text">
      <style:text-properties style:font-name="Times New Roman" fo:font-size="9pt" style:font-size-asian="9pt" style:font-size-complex="9pt" fo:background-color="#C0C0C0"/>
    </style:style>
    <style:style style:name="T404" style:parent-style-name="Προεπιλεγμένηγραμματοσειρά" style:family="text">
      <style:text-properties style:font-name="Times New Roman" fo:font-size="9pt" style:font-size-asian="9pt" style:font-size-complex="9pt" fo:background-color="#C0C0C0"/>
    </style:style>
    <style:style style:name="T405" style:parent-style-name="Προεπιλεγμένηγραμματοσειρά" style:family="text">
      <style:text-properties style:font-name="Times New Roman" fo:font-size="9pt" style:font-size-asian="9pt" style:font-size-complex="9pt" fo:background-color="#C0C0C0"/>
    </style:style>
    <style:style style:name="T406" style:parent-style-name="Προεπιλεγμένηγραμματοσειρά" style:family="text">
      <style:text-properties style:font-name="Times New Roman" fo:font-size="9pt" style:font-size-asian="9pt" style:font-size-complex="9pt" fo:background-color="#C0C0C0"/>
    </style:style>
    <style:style style:name="T407" style:parent-style-name="Προεπιλεγμένηγραμματοσειρά" style:family="text">
      <style:text-properties style:font-name="Times New Roman" fo:font-size="9pt" style:font-size-asian="9pt" style:font-size-complex="9pt" fo:background-color="#C0C0C0"/>
    </style:style>
    <style:style style:name="T408" style:parent-style-name="Προεπιλεγμένηγραμματοσειρά" style:family="text">
      <style:text-properties style:font-name="Times New Roman" fo:font-size="9pt" style:font-size-asian="9pt" style:font-size-complex="9pt" fo:background-color="#C0C0C0"/>
    </style:style>
    <style:style style:name="T409" style:parent-style-name="Προεπιλεγμένηγραμματοσειρά" style:family="text">
      <style:text-properties style:font-name="Times New Roman" fo:font-size="9pt" style:font-size-asian="9pt" style:font-size-complex="9pt" fo:background-color="#C0C0C0"/>
    </style:style>
    <style:style style:name="T410" style:parent-style-name="Προεπιλεγμένηγραμματοσειρά" style:family="text">
      <style:text-properties style:font-name="Times New Roman" fo:font-size="9pt" style:font-size-asian="9pt" style:font-size-complex="9pt" fo:background-color="#C0C0C0"/>
    </style:style>
    <style:style style:name="T411" style:parent-style-name="Προεπιλεγμένηγραμματοσειρά" style:family="text">
      <style:text-properties style:font-name="Times New Roman" fo:font-size="9pt" style:font-size-asian="9pt" style:font-size-complex="9pt" fo:background-color="#C0C0C0"/>
    </style:style>
    <style:style style:name="T412" style:parent-style-name="Προεπιλεγμένηγραμματοσειρά" style:family="text">
      <style:text-properties style:font-name="Times New Roman" fo:font-size="9pt" style:font-size-asian="9pt" style:font-size-complex="9pt" fo:background-color="#C0C0C0"/>
    </style:style>
    <style:style style:name="T413" style:parent-style-name="Προεπιλεγμένηγραμματοσειρά" style:family="text">
      <style:text-properties style:font-name="Times New Roman" fo:font-size="9pt" style:font-size-asian="9pt" style:font-size-complex="9pt" fo:background-color="#C0C0C0"/>
    </style:style>
    <style:style style:name="T414" style:parent-style-name="Προεπιλεγμένηγραμματοσειρά" style:family="text">
      <style:text-properties style:font-name="Times New Roman" fo:font-size="9pt" style:font-size-asian="9pt" style:font-size-complex="9pt" fo:background-color="#C0C0C0"/>
    </style:style>
    <style:style style:name="T415" style:parent-style-name="Προεπιλεγμένηγραμματοσειρά" style:family="text">
      <style:text-properties style:font-name="Times New Roman" fo:font-size="9pt" style:font-size-asian="9pt" style:font-size-complex="9pt" fo:background-color="#C0C0C0"/>
    </style:style>
    <style:style style:name="T416" style:parent-style-name="Προεπιλεγμένηγραμματοσειρά" style:family="text">
      <style:text-properties style:font-name="Times New Roman" fo:font-size="9pt" style:font-size-asian="9pt" style:font-size-complex="9pt" fo:background-color="#C0C0C0"/>
    </style:style>
    <style:style style:name="T417" style:parent-style-name="Προεπιλεγμένηγραμματοσειρά" style:family="text">
      <style:text-properties style:font-name="Times New Roman" fo:font-size="9pt" style:font-size-asian="9pt" style:font-size-complex="9pt" fo:background-color="#C0C0C0"/>
    </style:style>
    <style:style style:name="T418" style:parent-style-name="Προεπιλεγμένηγραμματοσειρά" style:family="text">
      <style:text-properties style:font-name="Times New Roman" fo:font-size="9pt" style:font-size-asian="9pt" style:font-size-complex="9pt" fo:background-color="#C0C0C0"/>
    </style:style>
    <style:style style:name="T419" style:parent-style-name="Προεπιλεγμένηγραμματοσειρά" style:family="text">
      <style:text-properties style:font-name="Times New Roman" fo:font-size="9pt" style:font-size-asian="9pt" style:font-size-complex="9pt" fo:background-color="#C0C0C0"/>
    </style:style>
    <style:style style:name="P420" style:parent-style-name="Βασικό" style:family="paragraph">
      <style:text-properties style:font-name="Times New Roman" fo:font-size="9pt" style:font-size-asian="9pt" style:font-size-complex="9pt"/>
    </style:style>
    <style:style style:name="T421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22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23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24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25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26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27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28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29" style:parent-style-name="Προεπιλεγμένηγραμματοσειρά" style:family="text">
      <style:text-properties style:font-name="Times New Roman" fo:font-weight="bold" style:font-weight-asian="bold" style:font-weight-complex="bold" fo:color="#000000" fo:font-size="9pt" style:font-size-asian="9pt" style:font-size-complex="9pt"/>
    </style:style>
    <style:style style:name="T430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31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32" style:parent-style-name="Προεπιλεγμένηγραμματοσειρά" style:family="text">
      <style:text-properties style:font-name="Times New Roman" fo:font-weight="bold" style:font-weight-asian="bold" style:font-weight-complex="bold" fo:color="#000000" fo:font-size="9pt" style:font-size-asian="9pt" style:font-size-complex="9pt" fo:language="en" fo:country="US"/>
    </style:style>
    <style:style style:name="T433" style:parent-style-name="Προεπιλεγμένηγραμματοσειρά" style:family="text">
      <style:text-properties style:font-name="Times New Roman" fo:font-weight="bold" style:font-weight-asian="bold" style:font-weight-complex="bold" fo:color="#000000" fo:font-size="9pt" style:font-size-asian="9pt" style:font-size-complex="9pt"/>
    </style:style>
    <style:style style:name="T434" style:parent-style-name="Προεπιλεγμένηγραμματοσειρά" style:family="text">
      <style:text-properties style:font-name="Times New Roman" fo:font-weight="bold" style:font-weight-asian="bold" style:font-weight-complex="bold" fo:color="#000000" fo:font-size="9pt" style:font-size-asian="9pt" style:font-size-complex="9pt" fo:language="en" fo:country="US"/>
    </style:style>
    <style:style style:name="T435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36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37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38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39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40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41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42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43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44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45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46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47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48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49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50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51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52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53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54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55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56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57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58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59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60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61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62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63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64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65" style:parent-style-name="Προεπιλεγμένηγραμματοσειρά" style:family="text">
      <style:text-properties style:font-name="Times New Roman" fo:color="#000000" fo:font-size="9pt" style:font-size-asian="9pt" style:font-size-complex="9pt" fo:language="en" fo:country="US"/>
    </style:style>
    <style:style style:name="T466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T467" style:parent-style-name="Προεπιλεγμένηγραμματοσειρά" style:family="text">
      <style:text-properties style:font-name="Times New Roman" fo:color="#000000" fo:font-size="9pt" style:font-size-asian="9pt" style:font-size-complex="9pt"/>
    </style:style>
    <style:style style:name="P468" style:parent-style-name="Βασικό" style:family="paragraph">
      <style:text-properties style:font-name="Times New Roman" fo:color="#000000" fo:font-size="9pt" style:font-size-asian="9pt" style:font-size-complex="9pt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Intelligent Control:</text:p>
      <text:p text:style-name="P11">Implementing Soft Actor-Critic (SAC) from Scratch</text:p>
      <text:p text:style-name="P12"/>
      <text:p text:style-name="P13">Description: Implement the SAC algorithm from scratch using PyTorch or JAX and apply it to robotics tasks. Analyze the impact of entropy regularization, target networks, and Qfunction stability.</text:p>
      <text:p text:style-name="Βασικό"><text:span text:style-name="T14">Μαρκαντωνάτου Ειρήνη, 109</text:span><text:span text:style-name="T15">5489</text:span></text:p>
      <text:p text:style-name="Βασικό"><text:span text:style-name="T16">Σολομωνίδη Ελευθερία, 1092837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soft-page-break/>
      <text:p text:style-name="Βασικό"><text:span text:style-name="T30">Στο πλαίσιο της παρούσας εργασίας, χρησιμοποιήθηκε η βιβλιοθήκη<text:s/></text:span><text:span text:style-name="T31">Gymnasium</text:span><text:span text:style-name="T32">, η οποία προσφέρει περιβάλλοντα προσομοίωσης για πειράματα ενισχυτικής μάθησης. Συγκεκριμένα επιλέχθηκε το περιβάλλον<text:s/></text:span><text:span text:style-name="T33">PointMaze</text:span><text:span text:style-name="T34">, προσομοιώνοντας έναν λαβύρινθο στον οποίο ένας<text:s/></text:span><text:span text:style-name="T35">agent</text:span><text:span text:style-name="T36"><text:s/>πρέπει να καταφέρει να φτάσει από μία αρχικά τυχαία θέση προς έναν προκαθορισμένο στόχο. Επιλέχθηκε ένα περιβάλλον οριζόντιου λαβυρίνθου στο οποίο ο<text:s/></text:span><text:span text:style-name="T37">agent</text:span><text:span text:style-name="T38"><text:s/>συμπεριφέρεται σαν μία σημειακή μάζα η οποία είναι ελεύθερη να κινηθεί σε δύο διαστάσεις<text:s/></text:span><text:span text:style-name="T39">x</text:span><text:span text:style-name="T40"><text:s/></text:span><text:span text:style-name="T41">και<text:s/></text:span><text:span text:style-name="T42">y</text:span><text:span text:style-name="T43">.<text:s/></text:span><text:span text:style-name="T44">Σε κάθε χρονική στιγμή, ο agent παρατηρεί την τρέχουσα κατάστασή (</text:span><text:span text:style-name="T45">state</text:span><text:span text:style-name="T46">) του και επιλέγει μία ενέργεια (</text:span><text:span text:style-name="T47">action</text:span><text:span text:style-name="T48">), η οποία επηρεάζει την επόμενη κατάστασή του (</text:span><text:span text:style-name="T49">next</text:span><text:span text:style-name="T50">_</text:span><text:span text:style-name="T51">state</text:span><text:span text:style-name="T52">) και την ανταμοιβή (</text:span><text:span text:style-name="T53">reward</text:span><text:span text:style-name="T54">) που θα λάβει.</text:span></text:p>
      <text:p text:style-name="Βασικό"><text:span text:style-name="T55">Το<text:s/></text:span><text:span text:style-name="T56">state</text:span><text:span text:style-name="T57"><text:s/>του<text:s/></text:span><text:span text:style-name="T58">agent</text:span><text:span text:style-name="T59"><text:s/>περιλαμβάνει την εκάστοτε θέση του (</text:span><text:span text:style-name="T60">achieved</text:span><text:span text:style-name="T61">_</text:span><text:span text:style-name="T62">goal</text:span><text:span text:style-name="T63">) και την θέση του επιθυμητού στόχου (</text:span><text:span text:style-name="T64">desired</text:span><text:span text:style-name="T65">_</text:span><text:span text:style-name="T66">goal</text:span><text:span text:style-name="T67">).</text:span><text:span text:style-name="T68"><text:s/></text:span><text:span text:style-name="T69">Ο<text:s/></text:span><text:span text:style-name="T70">agent</text:span><text:span text:style-name="T71"><text:s/></text:span><text:span text:style-name="T72">είναι απαραίτητο να γνωρίζει το<text:s/></text:span><text:span text:style-name="T73">desired</text:span><text:span text:style-name="T74"><text:s/></text:span><text:span text:style-name="T75">goal</text:span><text:span text:style-name="T76"><text:s/></text:span><text:span text:style-name="T77">σε κάθε βήμα (σταθερό και συγκεκριμένο διάνυσμα για κάθε<text:s/></text:span><text:span text:style-name="T78">επεισόδιο</text:span><text:span text:style-name="T79">) γιατί αυτό καθορίζει προς τα που πρέπει να κινηθεί και τι προσπαθεί να επιτύχει.</text:span><text:span text:style-name="T80"><text:s/>Ειδικά σε περιβάλλοντα όπως αυτό που ο στόχος αλλάζει ανά επεισόδιο η ενσωμάτωση του<text:s/></text:span><text:span text:style-name="T81">desired</text:span><text:span text:style-name="T82"><text:s/></text:span><text:span text:style-name="T83">goal</text:span><text:span text:style-name="T84"><text:s/></text:span><text:span text:style-name="T85">είναι απαραίτητη για την εκμάθηση ενός<text:s/></text:span><text:span text:style-name="T86">policy</text:span><text:span text:style-name="T87"><text:s/></text:span><text:span text:style-name="T88">που να μπορεί να γενικευτεί σε διαφορετικούς στόχους.</text:span></text:p>
      <text:p text:style-name="Βασικό"><text:span text:style-name="T89">Το<text:s/></text:span><text:span text:style-name="T90">action</text:span><text:span text:style-name="T91"><text:s/>του<text:s/></text:span><text:span text:style-name="T92">agent</text:span><text:span text:style-name="T93"><text:s/>αναπαριστά την γραμμική δύναμη που ασκείται στην σημειακή μάζα στις κατευθύνσεις<text:s/></text:span><text:span text:style-name="T94">x</text:span><text:span text:style-name="T95"><text:s/>και<text:s/></text:span><text:span text:style-name="T96">y</text:span><text:span text:style-name="T97"><text:s/></text:span><text:span text:style-name="T98">και τον μετακινούν στην επόμενη κατάσταση</text:span><text:span text:style-name="T99">.</text:span><text:s/><text:span text:style-name="T100">Σ</text:span><text:span text:style-name="T101">ε κάθε χρονική στιγμή,<text:s/></text:span><text:span text:style-name="T102">ο<text:s/></text:span><text:span text:style-name="T103">agent</text:span><text:span text:style-name="T104"><text:s/></text:span><text:span text:style-name="T105">επιλέγει<text:s/></text:span><text:span text:style-name="T106">ένα<text:s/></text:span><text:span text:style-name="T107">action<text:s/></text:span><text:span text:style-name="T108">το οποίο<text:s/></text:span><text:span text:style-name="T109">αντιστοιχεί σε μια συνεχή μεταβολή της θέσης του μέσα στον λαβύρινθο.</text:span><text:span text:style-name="T110"><text:s/>Αφού επιλεγεί ένα<text:s/></text:span><text:span text:style-name="T111">action</text:span><text:span text:style-name="T112">,</text:span><text:span text:style-name="T113"><text:s/></text:span><text:span text:style-name="T114">ο<text:s/></text:span><text:span text:style-name="T115">agent</text:span><text:span text:style-name="T116"><text:s/></text:span><text:span text:style-name="T117">προχωράει</text:span><text:span text:style-name="T118"><text:s/>σ</text:span><text:span text:style-name="T119">το<text:s/></text:span><text:span text:style-name="T120">next</text:span><text:span text:style-name="T121"><text:s/></text:span><text:span text:style-name="T122">state</text:span><text:span text:style-name="T123">,<text:s/></text:span><text:span text:style-name="T124">λαμβάνει μία</text:span><text:span text:style-name="T125"><text:s/>ανταμοιβή</text:span><text:span text:style-name="T126"><text:s/>(</text:span><text:span text:style-name="T127">reward</text:span><text:span text:style-name="T128">)</text:span><text:span text:style-name="T129"><text:s/>και<text:s/></text:span><text:span text:style-name="T130">μια<text:s/></text:span><text:span text:style-name="T131">ένδειξη για το αν έχει ολοκληρωθεί το επεισόδιο (</text:span><text:span text:style-name="T132">done</text:span><text:span text:style-name="T133">).</text:span></text:p>
      <text:p text:style-name="Βασικό"><text:span text:style-name="T134">Η συνάρτηση για τα<text:s/></text:span><text:span text:style-name="T135">rewards</text:span><text:span text:style-name="T136"><text:s/>που χρησιμοποιείται σε αυτό το περιβάλλον βασίζεται σε sparse rewards. Πιο συγκεκριμένα, ο<text:s/></text:span><text:span text:style-name="T137">agent</text:span><text:span text:style-name="T138"><text:s/>λαμβάνει ανταμοιβή αν και μόνο αν φτάσει στον στόχο</text:span><text:span text:style-name="T139"><text:s/> (</text:span><text:span text:style-name="T140">η μπάλα θεωρείται ότι έχει φτάσει το στόχο όταν η ευκλείδεια απόσταση <text:s/>είναι μικρότερη από</text:span><text:span text:style-name="T141"><text:s/>0.5 m)</text:span><text:span text:style-name="T142">, ενώ σε όλα τα ενδιάμεσα βήματα η ανταμοιβή είναι μηδενική.</text:span><text:s/><text:span text:style-name="T143">Αυτό καθιστά τη διαδικασία μάθησης πιο απαιτητική, καθώς ο agent δεν έχει άμεσα καθοδήγηση για το αν κινείται προς τη σωστή κατεύθυνση ή όχι.</text:span><text:span text:style-name="T144"><text:s/></text:span><text:span text:style-name="T145">Η</text:span><text:span text:style-name="T146"><text:s/>εκμάθηση βασίζεται κυρίως σε λίγες αλλά κρίσιμες εμπειρίες όπου ο<text:s/></text:span><text:span text:style-name="T147">agent<text:s/></text:span><text:span text:style-name="T148">επιτυγχάνει τον στόχο. Παρά το γεγονός ότι χρησιμοποιούνται sparse rewards, ο αλγόριθμος<text:s/></text:span><text:span text:style-name="T149">Soft Actor-Critic (SAC)</text:span><text:span text:style-name="T150"><text:s/>καταφέρνει να μάθει αποτελεσματικά, κυρίως χάρη στη χρήση<text:s/></text:span><text:span text:style-name="T151">replay buffer</text:span><text:span text:style-name="T152">.</text:span></text:p>
      <text:p text:style-name="Βασικό"><text:span text:style-name="T153">Ο<text:s/></text:span><text:span text:style-name="T154">replay buffer</text:span><text:span text:style-name="T155">.</text:span><text:span text:style-name="T156">αποθηκεύει όλα τα<text:s/></text:span><text:span text:style-name="T157">experiences</text:span><text:span text:style-name="T158"><text:s/>του agent (state, action, reward, next state</text:span><text:span text:style-name="T159">,<text:s/></text:span><text:span text:style-name="T160">done</text:span><text:span text:style-name="T161">) σε κάθε βήμα του επεισοδίου, με αποτέλεσμα να επαναχρησιμοποιούνται τα επιτυχημένα experiences. Κατά τη διάρκεια της εκπαίδευσης, ο agent κάνει τυχαία δειγματοληψία από το</text:span><text:span text:style-name="T162"><text:s/>buffer</text:span><text:span text:style-name="T163">, επιλέγοντας<text:s/></text:span><text:span text:style-name="T164">mini-batches<text:s/></text:span><text:span text:style-name="T165">από τα<text:s/></text:span><text:span text:style-name="T166">experiences</text:span><text:span text:style-name="T167"><text:s/>ανάλογα με το προκαθορισμένο μέγεθος (batch size). Έτσι, η πληροφορία της «επιτυχίας» δεν χάνεται, αλλά<text:s/></text:span><text:span text:style-name="T168">μπορεί να επανεμφανίζεται πολλές φορές</text:span><text:span text:style-name="T169">, ενισχύοντας σταδιακά το policy του agent.</text:span><text:span text:style-name="T170"><text:s/></text:span><text:span text:style-name="T171">Όταν<text:s/></text:span><text:span text:style-name="T172">ένα<text:s/></text:span><text:span text:style-name="T173">experience</text:span><text:span text:style-name="T174"><text:s/></text:span><text:span text:style-name="T175">περιλαμβάνει επίτευξη του στόχου (δηλαδή αυξημένο reward),<text:s/></text:span><text:span text:style-name="T176">ενημερώνε</text:span><text:span text:style-name="T177">ται</text:span><text:span text:style-name="T178"><text:s/>το</text:span><text:span text:style-name="T179"><text:s/>Q-network. Πιο συγκεκριμένα,<text:s/></text:span><text:span text:style-name="T180">το</text:span><text:span text:style-name="T181"><text:s/></text:span><text:span text:style-name="T182">Q</text:span><text:span text:style-name="T183">-</text:span><text:span text:style-name="T184">value</text:span><text:span text:style-name="T185"><text:s/></text:span><text:span text:style-name="T186">αυξάνεται, καθώς η εξίσωση στόχου<text:s/></text:span><text:span text:style-name="T187">Q(sₜ₋₁, aₜ₋₁)</text:span><text:span text:style-name="T188"><text:s/></text:span><text:span text:style-name="T189"><text:s/>= r + γ·Q(sₜ, π(sₜ))</text:span><text:span text:style-name="T190"><text:s/>περιλαμβάνει υψηλό r (</text:span><text:span text:style-name="T191">reward</text:span><text:span text:style-name="T192">). Το Q-network (</text:span><text:span text:style-name="T193">o</text:span><text:span text:style-name="T194"><text:s/></text:span><text:span text:style-name="T195">Critic</text:span><text:span text:style-name="T196">) σταδιακά μαθαίνει ότι συγκεκριμένοι συνδυασμοί state-action οδηγούν σε υψηλή ανταμοιβή. Παράλληλα, το policy network (ο<text:s/></text:span><text:span text:style-name="T197">A</text:span><text:span text:style-name="T198">ctor</text:span><text:span text:style-name="T199">) εκπαιδεύεται να επιλέγει actions που μεγιστοποιούν το Q-value, δηλαδή εκείνα που με μεγαλύτερη πιθανότητα θα οδηγήσουν σε επιτυχημένες μεταβάσεις. Ως αποτέλεσμα, αυξάνεται η πιθανότητα ο agent να αναπαράγει την επιτυχία</text:span><text:span text:style-name="T200"><text:s/></text:span><text:span text:style-name="T201">ακόμα και σε περιβάλλοντα με<text:s/></text:span><text:span text:style-name="T202">sparse</text:span><text:span text:style-name="T203"><text:s/></text:span><text:span text:style-name="T204">rewards</text:span><text:span text:style-name="T205">.<text:s/></text:span></text:p>
      <text:p text:style-name="Βασικό"><text:span text:style-name="T206">Η διαδικασία αυτή υποστηρίζεται από δύο νευρωνικά δίκτυα που αναφέρθηκαν, το δίκτυο του<text:s/></text:span><text:span text:style-name="T207">Actor</text:span><text:span text:style-name="T208"><text:s/>και το δίκτυο του</text:span><text:span text:style-name="T209"><text:s/></text:span><text:span text:style-name="T210">Critic</text:span><text:span text:style-name="T211">.</text:span></text:p>
      <text:p text:style-name="Βασικό"><text:span text:style-name="T212">Το νευρωνικό δίκτυο για τον<text:s/></text:span><text:span text:style-name="T213">Critic</text:span><text:span text:style-name="T214"><text:s/>προσπαθεί να</text:span><text:span text:style-name="T215"><text:s/></text:span><text:span text:style-name="T216">εκτιμήσει τα<text:s/></text:span><text:span text:style-name="T217">Q</text:span><text:span text:style-name="T218">-</text:span><text:span text:style-name="T219">values</text:span><text:span text:style-name="T220"><text:s/></text:span><text:span text:style-name="T221">δηλαδή να υπολογίσει τα<text:s/></text:span><text:span text:style-name="T222">expected</text:span><text:span text:style-name="T223"><text:s/></text:span><text:span text:style-name="T224">returns</text:span><text:span text:style-name="T225"><text:s/>έχοντας επιλέξει ένα συγκεκριμένο<text:s/></text:span><text:span text:style-name="T226">action</text:span><text:span text:style-name="T227"><text:s/></text:span><text:span text:style-name="T228">από ένα<text:s/></text:span><text:span text:style-name="T229">state</text:span><text:span text:style-name="T230"><text:s/>ακολουθώντας το<text:s/></text:span><text:span text:style-name="T231">policy</text:span><text:span text:style-name="T232">. Χρησιμοποιούνται δύο<text:s/></text:span><text:span text:style-name="T233">Q</text:span><text:span text:style-name="T234">-</text:span><text:span text:style-name="T235">functions</text:span><text:span text:style-name="T236"><text:s/>για να αποφευχθεί να γίνει<text:s/></text:span><text:span text:style-name="T237">overestimate</text:span><text:span text:style-name="T238"><text:s/>το<text:s/></text:span><text:span text:style-name="T239">Q</text:span><text:span text:style-name="T240">-</text:span><text:span text:style-name="T241">value</text:span><text:span text:style-name="T242">.<text:s/></text:span><text:span text:style-name="T243">Δηλαδή,<text:s/></text:span><text:span text:style-name="T244">να αποφευχθεί<text:s/></text:span><text:span text:style-name="T245">το δίκτυο να νομίζει ότι ένα action είναι πολύ καλύτερο απ’ ό,τι είναι στην πραγματικότητα</text:span><text:span text:style-name="T246"><text:s/>με αποτέλεσμα<text:s/></text:span><text:span text:style-name="T247">ο actor<text:s/></text:span><text:span text:style-name="T248">να<text:s/></text:span><text:span text:style-name="T249">μάθει να το προτιμά, χωρίς λόγο.</text:span><text:span text:style-name="T250"><text:s/>Το<text:s/></text:span><text:span text:style-name="T251">critic</text:span><text:span text:style-name="T252">_</text:span><text:span text:style-name="T253">loss</text:span><text:span text:style-name="T254"><text:s/></text:span><text:span text:style-name="T255">είναι αυτό που μαθαίνει να προβλέπει πόσο καλό ή όχι είναι ένα<text:s/></text:span><text:span text:style-name="T256">action</text:span><text:span text:style-name="T257"><text:s/></text:span><text:span text:style-name="T258">που επιλέχθηκε, δηλαδή αξιολογεί τα<text:s/></text:span><text:span text:style-name="T259">actions</text:span><text:span text:style-name="T260">.</text:span><text:span text:style-name="T261"><text:s/></text:span><text:span text:style-name="T262">Η επιλογή όμως των<text:s/></text:span><text:span text:style-name="T263">actions</text:span><text:span text:style-name="T264"><text:s/>βασίζεται στο νευρωνικό δίκτυο του<text:s/></text:span><text:span text:style-name="T265">Actor</text:span><text:span text:style-name="T266">.</text:span></text:p>
      <text:p text:style-name="Βασικό"><text:span text:style-name="T267">Ο</text:span><text:span text:style-name="T268"><text:s/></text:span><text:span text:style-name="T269">Actor</text:span><text:span text:style-name="T270"><text:s/></text:span><text:span text:style-name="T271">ουσιαστικά</text:span><text:span text:style-name="T272"><text:s/></text:span><text:span text:style-name="T273">προσπαθεί</text:span><text:span text:style-name="T274"><text:s/></text:span><text:span text:style-name="T275">να</text:span><text:span text:style-name="T276"><text:s/></text:span><text:span text:style-name="T277">μάθει</text:span><text:span text:style-name="T278"><text:s/></text:span><text:span text:style-name="T279">ένα<text:s/></text:span><text:span text:style-name="T280">στοχαστικό</text:span><text:span text:style-name="T281"><text:s/></text:span><text:span text:style-name="T282">policy</text:span><text:span text:style-name="T283"><text:s/>το οποίο θα μεγιστοποιεί τα<text:s/></text:span><text:span text:style-name="T284">expected</text:span><text:span text:style-name="T285"><text:s/></text:span><text:span text:style-name="T286">returns</text:span><text:span text:style-name="T287"><text:s/></text:span><text:span text:style-name="T288">και θα διατηρεί υψηλή την<text:s/></text:span><text:span text:style-name="T289">εντροπία</text:span><text:span text:style-name="T290"><text:s/></text:span><text:span text:style-name="T291">(Η)</text:span><text:span text:style-name="T292"><text:s/>με στόχο να μπορεί να επιλέγει καλά<text:s/></text:span><text:span text:style-name="T293">actions</text:span><text:span text:style-name="T294">.</text:span><text:span text:style-name="T295"><text:s/></text:span><text:span text:style-name="T296">Στοχαστικό είναι ένα<text:s/></text:span><text:span text:style-name="T297">policy</text:span><text:span text:style-name="T298"><text:s/></text:span><text:span text:style-name="T299">όταν τα</text:span><text:span text:style-name="T300"><text:s/></text:span><text:span text:style-name="T301">actions</text:span><text:span text:style-name="T302"><text:s/></text:span><text:span text:style-name="T303">που<text:s/></text:span><text:span text:style-name="T304">λαμβάνονται</text:span><text:span text:style-name="T305"><text:s/>σε κάθε βήμα χρησιμοποιούν μια κατανομή πιθανότητας ώστε να μην επιλέγεται το ίδιο<text:s/></text:span><text:span text:style-name="T306">action</text:span><text:span text:style-name="T307"><text:s/>για ένα δεδομένο<text:s/></text:span><text:span text:style-name="T308">state</text:span><text:span text:style-name="T309">.<text:s/></text:span><text:span text:style-name="T310">Έτσι μ</text:span><text:span text:style-name="T311">ε<text:s/></text:span><text:span text:style-name="T312">την στοχαστικότητα εισάγεται η έννοια της τυχαιότητας</text:span><text:span text:style-name="T313"><text:s/>όσον αφορά την επιλογή των<text:s/></text:span><text:span text:style-name="T314">actions</text:span><text:span text:style-name="T315">.</text:span><text:span text:style-name="T316"><text:s/>Μια ένδειξη για το κατά πόσο η πολιτική του<text:s/></text:span><text:span text:style-name="T317">agent</text:span><text:span text:style-name="T318"><text:s/>εκπαιδεύεται σωστά αποτελεί το<text:s/></text:span><text:span text:style-name="T319">actor</text:span><text:span text:style-name="T320"><text:s/></text:span><text:span text:style-name="T321">loss</text:span><text:span text:style-name="T322">.</text:span><text:span text:style-name="T323"><text:s/>Όταν το actor loss είναι υψηλό, σημαίνει ότι ο actor προτείνει<text:s/></text:span><text:span text:style-name="T324">actions</text:span><text:span text:style-name="T325"><text:s/>που, σύμφωνα με τον Critic, δεν οδηγούν σε υψηλή ανταμοιβή</text:span><text:span text:style-name="T326">, δηλαδή</text:span><text:span text:style-name="T327"><text:s/>χρειάζεται περαιτέρω εκπαίδευση για να βελτιώσει την πολιτική του.</text:span></text:p>
      <text:p text:style-name="Βασικό"><text:span text:style-name="T328">Εκτός από τη μεγιστοποίηση της αναμενόμενης ανταμοιβής, ο αλγόριθμος SAC ενσωματώνει έναν ακόμη σημαντικό στόχο</text:span><text:span text:style-name="T329"><text:s/>που είναι</text:span><text:span text:style-name="T330"><text:s/>η διατήρηση υψηλής εντροπίας στο policy.</text:span><text:span text:style-name="T331"><text:s/>Το<text:s/></text:span><text:span text:style-name="T332">entropy</text:span><text:span text:style-name="T333"><text:s/></text:span><text:span text:style-name="T334">regularization</text:span><text:span text:style-name="T335"><text:s/></text:span><text:span text:style-name="T336">είναι μία τεχνική που<text:s/></text:span><text:span text:style-name="T337">βελτιώνει την εξερεύνηση</text:span><text:span text:style-name="T338"><text:s/>(</text:span><text:span text:style-name="T339">exploration</text:span><text:span text:style-name="T340">)</text:span><text:span text:style-name="T341"><text:s/>ενθαρρύνοντας το<text:s/></text:span><text:span text:style-name="T342">policy</text:span><text:span text:style-name="T343"><text:s/>να διατηρήσει μια ισορροπημένη κατανομή στα<text:s/></text:span><text:span text:style-name="T344">actions</text:span><text:span text:style-name="T345"><text:s/></text:span><text:span text:style-name="T346">που την εμποδίζει από το να γίνει πολύ ντετερμινιστική πολύ γρήγορα. Μη λαμβάνοντας υπόψιν το<text:s/></text:span><text:span text:style-name="T347">entropy</text:span><text:span text:style-name="T348"><text:s/></text:span><text:span text:style-name="T349">regularization</text:span><text:span text:style-name="T350"><text:s/>το<text:s/></text:span><text:span text:style-name="T351">policy</text:span><text:span text:style-name="T352"><text:s/></text:span><text:span text:style-name="T353">ενδέχεται να συγκλίνει γρήγορα σε ένα μικρό σύνολο από<text:s/></text:span><text:span text:style-name="T354">actions</text:span><text:span text:style-name="T355"><text:s/>που δίνουν υψηλό<text:s/></text:span><text:span text:style-name="T356">reward</text:span><text:span text:style-name="T357"><text:s/></text:span><text:span text:style-name="T358">αλλά να αγνοήσει πιθανώς καλύτερα εναλλακτικά<text:s/></text:span><text:span text:style-name="T359">actions</text:span><text:span text:style-name="T360">.</text:span><text:span text:style-name="T361"><text:s/></text:span><text:span text:style-name="T362">Με την εισαγωγή του όρου της<text:s/></text:span><text:soft-page-break/><text:span text:style-name="T363">εντροπίας, καθορίζουμε το πόσο στοχαστική</text:span><text:span text:style-name="T364">,<text:s/></text:span><text:span text:style-name="T365">δηλαδή πόσο "τυχαία"</text:span><text:span text:style-name="T366">,<text:s/></text:span><text:span text:style-name="T367"><text:s/>θέλουμε να είναι η πολιτική του agent κατά την επιλογή των actions.</text:span><text:span text:style-name="T368"><text:s/>Ο<text:s/></text:span><text:span text:style-name="T369">agent<text:s/></text:span><text:span text:style-name="T370">έτσι μαθαίνει</text:span><text:span text:style-name="T371"><text:s/>να εξερευνά διαφορετικ</text:span><text:span text:style-name="T372">ά</text:span><text:span text:style-name="T373"><text:s/></text:span><text:span text:style-name="T374">actions</text:span><text:span text:style-name="T375"><text:s/>αντί να παγιδεύεται σε επαναλαμβανόμενες επιλογές.<text:s/></text:span><text:span text:style-name="T376">Συγκεκριμένα σε αυτή την εργασία επιλέχθηκε κ</text:span><text:span text:style-name="T377">ατά την εκπαίδευση, η εντροπία<text:s/></text:span><text:span text:style-name="T378">να<text:s/></text:span><text:span text:style-name="T379">προσαρμόζεται δυναμικά μέσω ενός επιπλέον όρου στο συνολικό loss του actor. Συγκεκριμένα, ο αλγόριθμος SAC περιλαμβάνει έναν παράγοντα θερμοκρασίας (</text:span><text:span text:style-name="T380">temperature parameter</text:span><text:span text:style-name="T381">,</text:span><text:span text:style-name="T382"><text:s/>συμβολίζεται με<text:s/></text:span><text:span text:style-name="T383">α</text:span><text:span text:style-name="T384">), ο οποίος ελέγχει πόση βαρύτητα έχει η εντροπία στη διαδικασία εκπαίδευσης. Αν η πολιτική είναι υπερβολικά "σίγουρη" (χαμηλή εντροπία),<text:s/></text:span><text:span text:style-name="T385">τ</text:span><text:span text:style-name="T386">ο<text:s/></text:span><text:span text:style-name="T387">α</text:span><text:span text:style-name="T388"><text:s/>αυξάνεται ώστε να ενισχυθεί<text:s/></text:span><text:span text:style-name="T389">η τυχαιότητα. Αντίθετα, όταν η πολιτική έχει<text:s/></text:span><text:span text:style-name="T390">υψηλή</text:span><text:span text:style-name="T391"><text:s/>εντροπία,<text:s/></text:span><text:span text:style-name="T392">τ</text:span><text:span text:style-name="T393">ο<text:s/></text:span><text:span text:style-name="T394">α</text:span><text:span text:style-name="T395"><text:s/></text:span><text:span text:style-name="T396">μειώνεται</text:span><text:span text:style-name="T397"><text:s/>για να γίνει πιο ντετερμινιστικό το σύστημα.</text:span><text:span text:style-name="T398"><text:s/>Η</text:span><text:s/><text:span text:style-name="T399">εντροπία</text:span><text:span text:style-name="T400"><text:s/>λοιπόν</text:span><text:span text:style-name="T401"><text:s/>βοηθά τον agent να εξερευνά το περιβάλλον , στη συνέχεια ακολουθεί η διαδικασία εκπαίδευσης, όπου ο agent βελτιώνει σταδιακά την πολιτική του μέσα από δοκιμές και ανατροφοδότηση από το περιβάλλον.</text:span></text:p>
      <text:p text:style-name="Βασικό"><text:span text:style-name="T402">Στην εργασία<text:s/></text:span><text:span text:style-name="T403">τα αποτελέσματα που προέκυψαν δείχνουν μια αρχικά υψηλή εντροπία</text:span><text:span text:style-name="T404"><text:s/>η οποία<text:s/></text:span><text:span text:style-name="T405">έπειτα</text:span><text:span text:style-name="T406"><text:s/>μειώνεται σταδιακά με μικρότερες ταλαντώσεις. Η αρχική υψηλή τιμή της εντροπίας<text:s/></text:span><text:span text:style-name="T407">επιλέγεται σκόπιμα στον SAC για να ενθαρρ</text:span><text:span text:style-name="T408">υ</text:span><text:span text:style-name="T409">ν</text:span><text:span text:style-name="T410">θ</text:span><text:span text:style-name="T411">ε</text:span><text:span text:style-name="T412">ί</text:span><text:span text:style-name="T413"><text:s/></text:span><text:span text:style-name="T414">η</text:span><text:span text:style-name="T415"><text:s/>εξερεύνηση του περιβάλλοντος, ιδίως σε περιβάλλοντα όπως αυτό που τα rewards είναι sparse</text:span><text:span text:style-name="T416"><text:s/>και άρα η</text:span><text:span text:style-name="T417"><text:s/>πιθανότητα να φτάσει<text:s/></text:span><text:span text:style-name="T418">στο στόχο</text:span><text:span text:style-name="T419"><text:s/>τυχαία στην αρχή εξαρτάται αποκλειστικά από το πόσο καλά εξερευνά.</text:span></text:p>
      <text:p text:style-name="P420"/>
      <text:p text:style-name="Βασικό"><text:span text:style-name="T421">Όλα όσα αναλύθηκαν μέχρι στιγμής είναι δεδομένα που χρησιμοποιούνται για την εκπαίδευση του<text:s/></text:span><text:span text:style-name="T422">agent</text:span><text:span text:style-name="T423">.<text:s/></text:span><text:span text:style-name="T424">Η εκπαίδευση του<text:s/></text:span><text:span text:style-name="T425">agent</text:span><text:span text:style-name="T426"><text:s/></text:span><text:span text:style-name="T427">χωρίζεται σε επεισόδια</text:span><text:span text:style-name="T428"><text:s/>στα οποία στην αρχή το περιβάλλον<text:s/></text:span><text:span text:style-name="T429">επαναφέρεται σε μια αρχική κατάσταση</text:span><text:span text:style-name="T430">.<text:s/></text:span></text:p>
      <text:p text:style-name="Βασικό"><text:span text:style-name="T431">Κάθε επεισόδιο ολοκληρώνεται έπειτα από ένα μέγιστο αριθμό βημάτων. Στα πρώτα επεισόδια (φάση του<text:s/></text:span><text:span text:style-name="T432">warm</text:span><text:span text:style-name="T433">-</text:span><text:span text:style-name="T434">up</text:span><text:span text:style-name="T435">) σε κάθε βήμα τα</text:span><text:span text:style-name="T436"><text:s/></text:span><text:span text:style-name="T437">actions</text:span><text:span text:style-name="T438"><text:s/>που επιλέγονται είναι τυχαία</text:span><text:span text:style-name="T439"><text:s/></text:span><text:span text:style-name="T440">ώστε να γίνει εξερεύνηση του χώρου</text:span><text:span text:style-name="T441"><text:s/></text:span><text:span text:style-name="T442">και να γεμίσει ο<text:s/></text:span><text:span text:style-name="T443">replay</text:span><text:span text:style-name="T444"><text:s/></text:span><text:span text:style-name="T445">buffer</text:span><text:span text:style-name="T446"><text:s/></text:span><text:span text:style-name="T447">με κάποια<text:s/></text:span><text:span text:style-name="T448">experiences</text:span><text:span text:style-name="T449">. Το νευρωνικό δίκτυο του<text:s/></text:span><text:span text:style-name="T450">Actor</text:span><text:span text:style-name="T451"><text:s/></text:span><text:span text:style-name="T452">εκπαιδεύεται αλλά δεν χρησιμοποιείται ακόμα.<text:s/></text:span><text:span text:style-name="T453">Ύστερα</text:span><text:span text:style-name="T454"><text:s/>από αυτά τα επεισόδια</text:span><text:span text:style-name="T455"><text:s/></text:span><text:span text:style-name="T456">σε κάθε βήμα</text:span><text:span text:style-name="T457"><text:s/>τ</text:span><text:span text:style-name="T458">ο</text:span><text:span text:style-name="T459"><text:s/></text:span><text:span text:style-name="T460">action</text:span><text:span text:style-name="T461"><text:s/></text:span><text:span text:style-name="T462">επιλέγ</text:span><text:span text:style-name="T463">ε</text:span><text:span text:style-name="T464">ται από το δίκτυο του<text:s/></text:span><text:span text:style-name="T465">Actor</text:span><text:span text:style-name="T466">.<text:s/></text:span><text:span text:style-name="T467"><text:s/>Συγκεκριμένα</text:span></text:p>
      <text:p text:style-name="P4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Βασικό" style:next-style-name="Βασικό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Επικεφαλίδα2" style:display-name="Επικεφαλίδα 2" style:family="paragraph" style:parent-style-name="Βασικό" style:next-style-name="Βασικό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Επικεφαλίδα3" style:display-name="Επικεφαλίδα 3" style:family="paragraph" style:parent-style-name="Βασικό" style:next-style-name="Βασικό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Επικεφαλίδα4" style:display-name="Επικεφαλίδα 4" style:family="paragraph" style:parent-style-name="Βασικό" style:next-style-name="Βασικό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Επικεφαλίδα5" style:display-name="Επικεφαλίδα 5" style:family="paragraph" style:parent-style-name="Βασικό" style:next-style-name="Βασικό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Επικεφαλίδα6" style:display-name="Επικεφαλίδα 6" style:family="paragraph" style:parent-style-name="Βασικό" style:next-style-name="Βασικό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Επικεφαλίδα7" style:display-name="Επικεφαλίδα 7" style:family="paragraph" style:parent-style-name="Βασικό" style:next-style-name="Βασικό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Επικεφαλίδα8" style:display-name="Επικεφαλίδα 8" style:family="paragraph" style:parent-style-name="Βασικό" style:next-style-name="Βασικό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Επικεφαλίδα9" style:display-name="Επικεφαλίδα 9" style:family="paragraph" style:parent-style-name="Βασικό" style:next-style-name="Βασικό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Επικεφαλίδα1Char" style:display-name="Επικεφαλίδα 1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Επικεφαλίδα2Char" style:display-name="Επικεφαλίδα 2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Επικεφαλίδα3Char" style:display-name="Επικεφαλίδα 3 Char" style:family="text" style:parent-style-name="Προεπιλεγμένηγραμματοσειρά">
      <style:text-properties style:font-name-asian="Times New Roman" style:font-name-complex="Times New Roman" fo:color="#0F4761" fo:font-size="14pt" style:font-size-asian="14pt" style:font-size-complex="14pt"/>
    </style:style>
    <style:style style:name="Επικεφαλίδα4Char" style:display-name="Επικεφαλίδα 4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0F4761"/>
    </style:style>
    <style:style style:name="Επικεφαλίδα5Char" style:display-name="Επικεφαλίδα 5 Char" style:family="text" style:parent-style-name="Προεπιλεγμένηγραμματοσειρά">
      <style:text-properties style:font-name-asian="Times New Roman" style:font-name-complex="Times New Roman" fo:color="#0F4761"/>
    </style:style>
    <style:style style:name="Επικεφαλίδα6Char" style:display-name="Επικεφαλίδα 6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595959"/>
    </style:style>
    <style:style style:name="Επικεφαλίδα7Char" style:display-name="Επικεφαλίδα 7 Char" style:family="text" style:parent-style-name="Προεπιλεγμένηγραμματοσειρά">
      <style:text-properties style:font-name-asian="Times New Roman" style:font-name-complex="Times New Roman" fo:color="#595959"/>
    </style:style>
    <style:style style:name="Επικεφαλίδα8Char" style:display-name="Επικεφαλίδα 8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272727"/>
    </style:style>
    <style:style style:name="Επικεφαλίδα9Char" style:display-name="Επικεφαλίδα 9 Char" style:family="text" style:parent-style-name="Προεπιλεγμένηγραμματοσειρά">
      <style:text-properties style:font-name-asian="Times New Roman" style:font-name-complex="Times New Roman" fo:color="#272727"/>
    </style:style>
    <style:style style:name="Τίτλος" style:display-name="Τίτλος" style:family="paragraph" style:parent-style-name="Βασικό" style:next-style-name="Βασικό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ΤίτλοςChar" style:display-name="Τίτλος Char" style:family="text" style:parent-style-name="Προεπιλεγμένηγραμματοσειρά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Υπότιτλος" style:display-name="Υπότιτλος" style:family="paragraph" style:parent-style-name="Βασικό" style:next-style-name="Βασικό">
      <style:text-properties style:font-name-asian="Times New Roman" fo:color="#595959" fo:letter-spacing="0.0104in" fo:font-size="14pt" style:font-size-asian="14pt" style:font-size-complex="14pt" fo:hyphenate="false"/>
    </style:style>
    <style:style style:name="ΥπότιτλοςChar" style:display-name="Υπότιτλος Char" style:family="text" style:parent-style-name="Προεπιλεγμένηγραμματοσειρά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Απόσπασμα" style:display-name="Απόσπασμα" style:family="paragraph" style:parent-style-name="Βασικό" style:next-style-name="Βασικό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ΑπόσπασμαChar" style:display-name="Απόσπασμα Char" style:family="text" style:parent-style-name="Προεπιλεγμένηγραμματοσειρά">
      <style:text-properties fo:font-style="italic" style:font-style-asian="italic" style:font-style-complex="italic" fo:color="#404040"/>
    </style:style>
    <style:style style:name="Παράγραφοςλίστας" style:display-name="Παράγραφος λίστας" style:family="paragraph" style:parent-style-name="Βασικό">
      <style:paragraph-properties style:contextual-spacing="true" fo:margin-left="0.5in">
        <style:tab-stops/>
      </style:paragraph-properties>
      <style:text-properties fo:hyphenate="false"/>
    </style:style>
    <style:style style:name="Έντονηέμφαση" style:display-name="Έντονη έμφαση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οαπόσπ." style:display-name="Έντονο απόσπ." style:family="paragraph" style:parent-style-name="Βασικό" style:next-style-name="Βασικό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Έντονοαπόσπ.Char" style:display-name="Έντονο απόσπ. Char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ηαναφορά" style:display-name="Έντονη αναφορά" style:family="text" style:parent-style-name="Προεπιλεγμένηγραμματοσειρά">
      <style:text-properties fo:font-weight="bold" style:font-weight-asian="bold" style:font-weight-complex="bold" fo:font-variant="small-caps" fo:color="#0F4761" fo:letter-spacing="0.0034in"/>
    </style:style>
    <style:style style:name="Υπερ-σύνδεση" style:display-name="Υπερ-σύνδεση" style:family="text" style:parent-style-name="Προεπιλεγμένηγραμματοσειρά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Ανεπίλυτηαναφορά" style:display-name="Ανεπίλυτη αναφορά" style:family="text" style:parent-style-name="Προεπιλεγμένηγραμματοσειρά">
      <style:text-properties fo:color="#605E5C" fo:background-color="#E1DFDD"/>
    </style:style>
    <style:style style:name="ΚανονικόWeb" style:display-name="Κανονικό (Web)" style:family="paragraph" style:parent-style-name="Βασικό">
      <style:text-properties style:font-name="Times New Roman" fo:font-size="12pt" style:font-size-asian="12pt" style:font-size-complex="12pt" fo:hyphenate="false"/>
    </style:style>
    <style:style style:name="Υποσέλιδο" style:display-name="Υποσέλιδο" style:family="paragraph" style:parent-style-name="Βασικό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ΥποσέλιδοChar" style:display-name="Υποσέλιδο Char" style:family="text" style:parent-style-name="Προεπιλεγμένηγραμματοσειρά"/>
    <style:style style:name="Αριθμόςσελίδας" style:display-name="Αριθμός σελίδας" style:family="text" style:parent-style-name="Προεπιλεγμένηγραμματοσειρά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ΣΟΛΟΜΩΝΙΔΗ ΕΛΕΥΘΕΡΙΑ</meta:initial-creator>
    <dc:creator>ΣΟΛΟΜΩΝΙΔΗ ΕΛΕΥΘΕΡΙΑ</dc:creator>
    <meta:creation-date>2025-06-14T18:54:00Z</meta:creation-date>
    <dc:date>2025-06-20T13:04:00Z</dc:date>
    <meta:template xlink:href="Normal.dotm" xlink:type="simple"/>
    <meta:editing-cycles>20</meta:editing-cycles>
    <meta:editing-duration>PT24420S</meta:editing-duration>
    <meta:document-statistic meta:page-count="3" meta:paragraph-count="16" meta:word-count="1274" meta:character-count="8140" meta:row-count="57" meta:non-whitespace-character-count="6882"/>
  </office:meta>
</office:document-meta>
</file>